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17cm"/>
    </style:style>
    <style:style style:name="co2" style:family="table-column">
      <style:table-column-properties fo:break-before="auto" style:column-width="3.4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log" table:style-name="ta1">
        <table:shapes>
          <draw:frame draw:z-index="0" draw:style-name="gr1" draw:text-style-name="P1" svg:width="19.894cm" svg:height="11.19cm" svg:x="8.036cm" svg:y="2.228cm">
            <draw:object draw:notify-on-update-of-ranges="loss_log.A1:loss_log.A1 loss_log.A2:loss_log.A31 loss_log.B1:loss_log.B1 loss_log.B2:loss_log.B31 loss_log.A1:loss_log.A1 loss_log.A2:loss_log.A31 loss_log.C1:loss_log.C1 loss_log.C2:loss_log.C31 loss_log.A1:loss_log.A1 loss_log.A2:loss_log.A31 loss_log.D1:loss_log.D1 loss_log.D2:loss_log.D31 loss_log.A1:loss_log.A1 loss_log.A2:loss_log.A31 loss_log.E1:loss_log.E1 loss_log.E2:loss_log.E31 loss_log.A1:loss_log.A1 loss_log.A2:loss_log.A31 loss_log.F1:loss_log.F1 loss_log.F2:loss_log.F31 loss_log.A1:loss_log.A1 loss_log.A2:loss_log.A31 loss_log.G1:loss_log.G1 loss_log.G2:loss_log.G31 loss_log.A1:loss_log.A1 loss_log.A2:loss_log.A31 loss_log.H1:loss_log.H1 loss_log.H2:loss_log.H31 loss_log.A1:loss_log.A1 loss_log.A2:loss_log.A31 loss_log.I1:loss_log.I1 loss_log.I2:loss_log.I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x1 and E/D loss</text:p>
          </table:table-cell>
          <table:table-cell office:value-type="string" calcext:value-type="string">
            <text:p>1x1 and E/D R2</text:p>
          </table:table-cell>
          <table:table-cell office:value-type="string" calcext:value-type="string">
            <text:p>E/D only loss</text:p>
          </table:table-cell>
          <table:table-cell office:value-type="string" calcext:value-type="string">
            <text:p>E/D only R2</text:p>
          </table:table-cell>
          <table:table-cell office:value-type="string" calcext:value-type="string">
            <text:p>1x1 only loss</text:p>
          </table:table-cell>
          <table:table-cell office:value-type="string" calcext:value-type="string">
            <text:p>1x1 only R2</text:p>
          </table:table-cell>
          <table:table-cell office:value-type="string" calcext:value-type="string">
            <text:p>neither loss</text:p>
          </table:table-cell>
          <table:table-cell office:value-type="string" calcext:value-type="string">
            <text:p>neither 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059348449111" calcext:value-type="float">
            <text:p>0.62059348449111</text:p>
          </table:table-cell>
          <table:table-cell office:value-type="float" office:value="0.478270878916143" calcext:value-type="float">
            <text:p>0.478270878916143</text:p>
          </table:table-cell>
          <table:table-cell office:value-type="float" office:value="0.600371503084898" calcext:value-type="float">
            <text:p>0.600371503084898</text:p>
          </table:table-cell>
          <table:table-cell office:value-type="float" office:value="0.491953777514621" calcext:value-type="float">
            <text:p>0.491953777514621</text:p>
          </table:table-cell>
          <table:table-cell office:value-type="float" office:value="0.604375687986612" calcext:value-type="float">
            <text:p>0.604375687986612</text:p>
          </table:table-cell>
          <table:table-cell office:value-type="float" office:value="0.489866989282156" calcext:value-type="float">
            <text:p>0.489866989282156</text:p>
          </table:table-cell>
          <table:table-cell office:value-type="float" office:value="0.600657054036856" calcext:value-type="float">
            <text:p>0.600657054036856</text:p>
          </table:table-cell>
          <table:table-cell office:value-type="float" office:value="0.492008397012323" calcext:value-type="float">
            <text:p>0.492008397012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8160533308983" calcext:value-type="float">
            <text:p>0.578160533308983</text:p>
          </table:table-cell>
          <table:table-cell office:value-type="float" office:value="0.507988529720289" calcext:value-type="float">
            <text:p>0.507988529720289</text:p>
          </table:table-cell>
          <table:table-cell office:value-type="float" office:value="0.531066089868546" calcext:value-type="float">
            <text:p>0.531066089868546</text:p>
          </table:table-cell>
          <table:table-cell office:value-type="float" office:value="0.543921178908993" calcext:value-type="float">
            <text:p>0.543921178908993</text:p>
          </table:table-cell>
          <table:table-cell office:value-type="float" office:value="0.554875987023115" calcext:value-type="float">
            <text:p>0.554875987023115</text:p>
          </table:table-cell>
          <table:table-cell office:value-type="float" office:value="0.527163686468955" calcext:value-type="float">
            <text:p>0.527163686468955</text:p>
          </table:table-cell>
          <table:table-cell office:value-type="float" office:value="0.533529603481293" calcext:value-type="float">
            <text:p>0.533529603481293</text:p>
          </table:table-cell>
          <table:table-cell office:value-type="float" office:value="0.542982305716412" calcext:value-type="float">
            <text:p>0.542982305716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5597637891769" calcext:value-type="float">
            <text:p>0.525597637891769</text:p>
          </table:table-cell>
          <table:table-cell office:value-type="float" office:value="0.548861627304759" calcext:value-type="float">
            <text:p>0.548861627304759</text:p>
          </table:table-cell>
          <table:table-cell office:value-type="float" office:value="0.485012718290091" calcext:value-type="float">
            <text:p>0.485012718290091</text:p>
          </table:table-cell>
          <table:table-cell office:value-type="float" office:value="0.580823335031972" calcext:value-type="float">
            <text:p>0.580823335031972</text:p>
          </table:table-cell>
          <table:table-cell office:value-type="float" office:value="0.495170515030623" calcext:value-type="float">
            <text:p>0.495170515030623</text:p>
          </table:table-cell>
          <table:table-cell office:value-type="float" office:value="0.572654637616128" calcext:value-type="float">
            <text:p>0.572654637616128</text:p>
          </table:table-cell>
          <table:table-cell office:value-type="float" office:value="0.483888931572437" calcext:value-type="float">
            <text:p>0.483888931572437</text:p>
          </table:table-cell>
          <table:table-cell office:value-type="float" office:value="0.582426502330583" calcext:value-type="float">
            <text:p>0.582426502330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8988221287727" calcext:value-type="float">
            <text:p>0.478988221287727</text:p>
          </table:table-cell>
          <table:table-cell office:value-type="float" office:value="0.585847569921718" calcext:value-type="float">
            <text:p>0.585847569921718</text:p>
          </table:table-cell>
          <table:table-cell office:value-type="float" office:value="0.456031310558319" calcext:value-type="float">
            <text:p>0.456031310558319</text:p>
          </table:table-cell>
          <table:table-cell office:value-type="float" office:value="0.604620267302422" calcext:value-type="float">
            <text:p>0.604620267302422</text:p>
          </table:table-cell>
          <table:table-cell office:value-type="float" office:value="0.464838156104088" calcext:value-type="float">
            <text:p>0.464838156104088</text:p>
          </table:table-cell>
          <table:table-cell office:value-type="float" office:value="0.596512482362571" calcext:value-type="float">
            <text:p>0.596512482362571</text:p>
          </table:table-cell>
          <table:table-cell office:value-type="float" office:value="0.453697265684605" calcext:value-type="float">
            <text:p>0.453697265684605</text:p>
          </table:table-cell>
          <table:table-cell office:value-type="float" office:value="0.606913030482334" calcext:value-type="float">
            <text:p>0.6069130304823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1940087974072" calcext:value-type="float">
            <text:p>0.451940087974072</text:p>
          </table:table-cell>
          <table:table-cell office:value-type="float" office:value="0.60810123740852" calcext:value-type="float">
            <text:p>0.60810123740852</text:p>
          </table:table-cell>
          <table:table-cell office:value-type="float" office:value="0.441517913341522" calcext:value-type="float">
            <text:p>0.441517913341522</text:p>
          </table:table-cell>
          <table:table-cell office:value-type="float" office:value="0.616664314283588" calcext:value-type="float">
            <text:p>0.616664314283588</text:p>
          </table:table-cell>
          <table:table-cell office:value-type="float" office:value="0.441634324193001" calcext:value-type="float">
            <text:p>0.441634324193001</text:p>
          </table:table-cell>
          <table:table-cell office:value-type="float" office:value="0.616026746322445" calcext:value-type="float">
            <text:p>0.616026746322445</text:p>
          </table:table-cell>
          <table:table-cell office:value-type="float" office:value="0.438935621082783" calcext:value-type="float">
            <text:p>0.438935621082783</text:p>
          </table:table-cell>
          <table:table-cell office:value-type="float" office:value="0.618534212800132" calcext:value-type="float">
            <text:p>0.618534212800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6285282671452" calcext:value-type="float">
            <text:p>0.436285282671452</text:p>
          </table:table-cell>
          <table:table-cell office:value-type="float" office:value="0.620877949693542" calcext:value-type="float">
            <text:p>0.620877949693542</text:p>
          </table:table-cell>
          <table:table-cell office:value-type="float" office:value="0.428711263090372" calcext:value-type="float">
            <text:p>0.428711263090372</text:p>
          </table:table-cell>
          <table:table-cell office:value-type="float" office:value="0.626666495364528" calcext:value-type="float">
            <text:p>0.626666495364528</text:p>
          </table:table-cell>
          <table:table-cell office:value-type="float" office:value="0.42308149561286" calcext:value-type="float">
            <text:p>0.42308149561286</text:p>
          </table:table-cell>
          <table:table-cell office:value-type="float" office:value="0.631006032913117" calcext:value-type="float">
            <text:p>0.631006032913117</text:p>
          </table:table-cell>
          <table:table-cell office:value-type="float" office:value="0.429136920720339" calcext:value-type="float">
            <text:p>0.429136920720339</text:p>
          </table:table-cell>
          <table:table-cell office:value-type="float" office:value="0.626151471550668" calcext:value-type="float">
            <text:p>0.6261514715506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2953009605408" calcext:value-type="float">
            <text:p>0.422953009605408</text:p>
          </table:table-cell>
          <table:table-cell office:value-type="float" office:value="0.630451372627384" calcext:value-type="float">
            <text:p>0.630451372627384</text:p>
          </table:table-cell>
          <table:table-cell office:value-type="float" office:value="0.418064790964127" calcext:value-type="float">
            <text:p>0.418064790964127</text:p>
          </table:table-cell>
          <table:table-cell office:value-type="float" office:value="0.634508974463651" calcext:value-type="float">
            <text:p>0.634508974463651</text:p>
          </table:table-cell>
          <table:table-cell office:value-type="float" office:value="0.410481216013432" calcext:value-type="float">
            <text:p>0.410481216013432</text:p>
          </table:table-cell>
          <table:table-cell office:value-type="float" office:value="0.641179658486489" calcext:value-type="float">
            <text:p>0.641179658486489</text:p>
          </table:table-cell>
          <table:table-cell office:value-type="float" office:value="0.41985879316926" calcext:value-type="float">
            <text:p>0.41985879316926</text:p>
          </table:table-cell>
          <table:table-cell office:value-type="float" office:value="0.633269784789634" calcext:value-type="float">
            <text:p>0.6332697847896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09417232871056" calcext:value-type="float">
            <text:p>0.409417232871056</text:p>
          </table:table-cell>
          <table:table-cell office:value-type="float" office:value="0.641633172285558" calcext:value-type="float">
            <text:p>0.641633172285558</text:p>
          </table:table-cell>
          <table:table-cell office:value-type="float" office:value="0.409729670733213" calcext:value-type="float">
            <text:p>0.409729670733213</text:p>
          </table:table-cell>
          <table:table-cell office:value-type="float" office:value="0.641045671289705" calcext:value-type="float">
            <text:p>0.641045671289705</text:p>
          </table:table-cell>
          <table:table-cell office:value-type="float" office:value="0.405207829922438" calcext:value-type="float">
            <text:p>0.405207829922438</text:p>
          </table:table-cell>
          <table:table-cell office:value-type="float" office:value="0.645202221765692" calcext:value-type="float">
            <text:p>0.645202221765692</text:p>
          </table:table-cell>
          <table:table-cell office:value-type="float" office:value="0.411411207914352" calcext:value-type="float">
            <text:p>0.411411207914352</text:p>
          </table:table-cell>
          <table:table-cell office:value-type="float" office:value="0.640237766700454" calcext:value-type="float">
            <text:p>0.6402377667004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0508558005095" calcext:value-type="float">
            <text:p>0.400508558005095</text:p>
          </table:table-cell>
          <table:table-cell office:value-type="float" office:value="0.648780617376226" calcext:value-type="float">
            <text:p>0.648780617376226</text:p>
          </table:table-cell>
          <table:table-cell office:value-type="float" office:value="0.399945460259914" calcext:value-type="float">
            <text:p>0.399945460259914</text:p>
          </table:table-cell>
          <table:table-cell office:value-type="float" office:value="0.649148555658498" calcext:value-type="float">
            <text:p>0.649148555658498</text:p>
          </table:table-cell>
          <table:table-cell office:value-type="float" office:value="0.396528703719378" calcext:value-type="float">
            <text:p>0.396528703719378</text:p>
          </table:table-cell>
          <table:table-cell office:value-type="float" office:value="0.652493231366815" calcext:value-type="float">
            <text:p>0.652493231366815</text:p>
          </table:table-cell>
          <table:table-cell office:value-type="float" office:value="0.403153961151838" calcext:value-type="float">
            <text:p>0.403153961151838</text:p>
          </table:table-cell>
          <table:table-cell office:value-type="float" office:value="0.646913746587313" calcext:value-type="float">
            <text:p>0.646913746587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1109132766724" calcext:value-type="float">
            <text:p>0.391109132766724</text:p>
          </table:table-cell>
          <table:table-cell office:value-type="float" office:value="0.656816749911092" calcext:value-type="float">
            <text:p>0.656816749911092</text:p>
          </table:table-cell>
          <table:table-cell office:value-type="float" office:value="0.396371429413557" calcext:value-type="float">
            <text:p>0.396371429413557</text:p>
          </table:table-cell>
          <table:table-cell office:value-type="float" office:value="0.652294001331747" calcext:value-type="float">
            <text:p>0.652294001331747</text:p>
          </table:table-cell>
          <table:table-cell office:value-type="float" office:value="0.392331051081419" calcext:value-type="float">
            <text:p>0.392331051081419</text:p>
          </table:table-cell>
          <table:table-cell office:value-type="float" office:value="0.655661716103222" calcext:value-type="float">
            <text:p>0.655661716103222</text:p>
          </table:table-cell>
          <table:table-cell office:value-type="float" office:value="0.396133270859718" calcext:value-type="float">
            <text:p>0.396133270859718</text:p>
          </table:table-cell>
          <table:table-cell office:value-type="float" office:value="0.652962941072313" calcext:value-type="float">
            <text:p>0.6529629410723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85875377058983" calcext:value-type="float">
            <text:p>0.385875377058983</text:p>
          </table:table-cell>
          <table:table-cell office:value-type="float" office:value="0.661292447319732" calcext:value-type="float">
            <text:p>0.661292447319732</text:p>
          </table:table-cell>
          <table:table-cell office:value-type="float" office:value="0.388784145563841" calcext:value-type="float">
            <text:p>0.388784145563841</text:p>
          </table:table-cell>
          <table:table-cell office:value-type="float" office:value="0.658839614462368" calcext:value-type="float">
            <text:p>0.658839614462368</text:p>
          </table:table-cell>
          <table:table-cell office:value-type="float" office:value="0.38569078296423" calcext:value-type="float">
            <text:p>0.38569078296423</text:p>
          </table:table-cell>
          <table:table-cell office:value-type="float" office:value="0.661455184010229" calcext:value-type="float">
            <text:p>0.661455184010229</text:p>
          </table:table-cell>
          <table:table-cell office:value-type="float" office:value="0.393584616482258" calcext:value-type="float">
            <text:p>0.393584616482258</text:p>
          </table:table-cell>
          <table:table-cell office:value-type="float" office:value="0.654781548671153" calcext:value-type="float">
            <text:p>0.654781548671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0474579334259" calcext:value-type="float">
            <text:p>0.380474579334259</text:p>
          </table:table-cell>
          <table:table-cell office:value-type="float" office:value="0.665755511756836" calcext:value-type="float">
            <text:p>0.665755511756836</text:p>
          </table:table-cell>
          <table:table-cell office:value-type="float" office:value="0.383835846930742" calcext:value-type="float">
            <text:p>0.383835846930742</text:p>
          </table:table-cell>
          <table:table-cell office:value-type="float" office:value="0.662875027620521" calcext:value-type="float">
            <text:p>0.662875027620521</text:p>
          </table:table-cell>
          <table:table-cell office:value-type="float" office:value="0.382473501563072" calcext:value-type="float">
            <text:p>0.382473501563072</text:p>
          </table:table-cell>
          <table:table-cell office:value-type="float" office:value="0.664275484023027" calcext:value-type="float">
            <text:p>0.664275484023027</text:p>
          </table:table-cell>
          <table:table-cell office:value-type="float" office:value="0.386620108783245" calcext:value-type="float">
            <text:p>0.386620108783245</text:p>
          </table:table-cell>
          <table:table-cell office:value-type="float" office:value="0.660558098247902" calcext:value-type="float">
            <text:p>0.6605580982479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5301904976368" calcext:value-type="float">
            <text:p>0.375301904976368</text:p>
          </table:table-cell>
          <table:table-cell office:value-type="float" office:value="0.670572515972976" calcext:value-type="float">
            <text:p>0.670572515972976</text:p>
          </table:table-cell>
          <table:table-cell office:value-type="float" office:value="0.383051975816488" calcext:value-type="float">
            <text:p>0.383051975816488</text:p>
          </table:table-cell>
          <table:table-cell office:value-type="float" office:value="0.66411595508362" calcext:value-type="float">
            <text:p>0.66411595508362</text:p>
          </table:table-cell>
          <table:table-cell office:value-type="float" office:value="0.379729801416397" calcext:value-type="float">
            <text:p>0.379729801416397</text:p>
          </table:table-cell>
          <table:table-cell office:value-type="float" office:value="0.666482476087304" calcext:value-type="float">
            <text:p>0.666482476087304</text:p>
          </table:table-cell>
          <table:table-cell office:value-type="float" office:value="0.381479735672474" calcext:value-type="float">
            <text:p>0.381479735672474</text:p>
          </table:table-cell>
          <table:table-cell office:value-type="float" office:value="0.665006752430178" calcext:value-type="float">
            <text:p>0.6650067524301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2328803688288" calcext:value-type="float">
            <text:p>0.372328803688288</text:p>
          </table:table-cell>
          <table:table-cell office:value-type="float" office:value="0.673091668954216" calcext:value-type="float">
            <text:p>0.673091668954216</text:p>
          </table:table-cell>
          <table:table-cell office:value-type="float" office:value="0.37940676882863" calcext:value-type="float">
            <text:p>0.37940676882863</text:p>
          </table:table-cell>
          <table:table-cell office:value-type="float" office:value="0.667377485311948" calcext:value-type="float">
            <text:p>0.667377485311948</text:p>
          </table:table-cell>
          <table:table-cell office:value-type="float" office:value="0.373289749771357" calcext:value-type="float">
            <text:p>0.373289749771357</text:p>
          </table:table-cell>
          <table:table-cell office:value-type="float" office:value="0.67179340049355" calcext:value-type="float">
            <text:p>0.67179340049355</text:p>
          </table:table-cell>
          <table:table-cell office:value-type="float" office:value="0.378430733829737" calcext:value-type="float">
            <text:p>0.378430733829737</text:p>
          </table:table-cell>
          <table:table-cell office:value-type="float" office:value="0.668155479419096" calcext:value-type="float">
            <text:p>0.6681554794190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71216657012701" calcext:value-type="float">
            <text:p>0.371216657012701</text:p>
          </table:table-cell>
          <table:table-cell office:value-type="float" office:value="0.674219965134328" calcext:value-type="float">
            <text:p>0.674219965134328</text:p>
          </table:table-cell>
          <table:table-cell office:value-type="float" office:value="0.377674020081759" calcext:value-type="float">
            <text:p>0.377674020081759</text:p>
          </table:table-cell>
          <table:table-cell office:value-type="float" office:value="0.668545037430322" calcext:value-type="float">
            <text:p>0.668545037430322</text:p>
          </table:table-cell>
          <table:table-cell office:value-type="float" office:value="0.371238060295582" calcext:value-type="float">
            <text:p>0.371238060295582</text:p>
          </table:table-cell>
          <table:table-cell office:value-type="float" office:value="0.673250287383039" calcext:value-type="float">
            <text:p>0.673250287383039</text:p>
          </table:table-cell>
          <table:table-cell office:value-type="float" office:value="0.373842589557171" calcext:value-type="float">
            <text:p>0.373842589557171</text:p>
          </table:table-cell>
          <table:table-cell office:value-type="float" office:value="0.67190228350919" calcext:value-type="float">
            <text:p>0.671902283509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66411797702312" calcext:value-type="float">
            <text:p>0.366411797702312</text:p>
          </table:table-cell>
          <table:table-cell office:value-type="float" office:value="0.678587886644469" calcext:value-type="float">
            <text:p>0.678587886644469</text:p>
          </table:table-cell>
          <table:table-cell office:value-type="float" office:value="0.371284791082144" calcext:value-type="float">
            <text:p>0.371284791082144</text:p>
          </table:table-cell>
          <table:table-cell office:value-type="float" office:value="0.674972912576903" calcext:value-type="float">
            <text:p>0.674972912576903</text:p>
          </table:table-cell>
          <table:table-cell office:value-type="float" office:value="0.368731976300478" calcext:value-type="float">
            <text:p>0.368731976300478</text:p>
          </table:table-cell>
          <table:table-cell office:value-type="float" office:value="0.6756821161715" calcext:value-type="float">
            <text:p>0.6756821161715</text:p>
          </table:table-cell>
          <table:table-cell office:value-type="float" office:value="0.373192742466927" calcext:value-type="float">
            <text:p>0.373192742466927</text:p>
          </table:table-cell>
          <table:table-cell office:value-type="float" office:value="0.671914651767015" calcext:value-type="float">
            <text:p>0.671914651767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62911068275571" calcext:value-type="float">
            <text:p>0.362911068275571</text:p>
          </table:table-cell>
          <table:table-cell office:value-type="float" office:value="0.681840556093575" calcext:value-type="float">
            <text:p>0.681840556093575</text:p>
          </table:table-cell>
          <table:table-cell office:value-type="float" office:value="0.365561792254448" calcext:value-type="float">
            <text:p>0.365561792254448</text:p>
          </table:table-cell>
          <table:table-cell office:value-type="float" office:value="0.678863568564603" calcext:value-type="float">
            <text:p>0.678863568564603</text:p>
          </table:table-cell>
          <table:table-cell office:value-type="float" office:value="0.366741426289082" calcext:value-type="float">
            <text:p>0.366741426289082</text:p>
          </table:table-cell>
          <table:table-cell office:value-type="float" office:value="0.676967969265267" calcext:value-type="float">
            <text:p>0.676967969265267</text:p>
          </table:table-cell>
          <table:table-cell office:value-type="float" office:value="0.369437216222286" calcext:value-type="float">
            <text:p>0.369437216222286</text:p>
          </table:table-cell>
          <table:table-cell office:value-type="float" office:value="0.675612255405075" calcext:value-type="float">
            <text:p>0.675612255405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68459863960743" calcext:value-type="float">
            <text:p>0.368459863960743</text:p>
          </table:table-cell>
          <table:table-cell office:value-type="float" office:value="0.676580831364211" calcext:value-type="float">
            <text:p>0.676580831364211</text:p>
          </table:table-cell>
          <table:table-cell office:value-type="float" office:value="0.366035757213831" calcext:value-type="float">
            <text:p>0.366035757213831</text:p>
          </table:table-cell>
          <table:table-cell office:value-type="float" office:value="0.679250070277049" calcext:value-type="float">
            <text:p>0.679250070277049</text:p>
          </table:table-cell>
          <table:table-cell office:value-type="float" office:value="0.364122787117958" calcext:value-type="float">
            <text:p>0.364122787117958</text:p>
          </table:table-cell>
          <table:table-cell office:value-type="float" office:value="0.678674848847803" calcext:value-type="float">
            <text:p>0.678674848847803</text:p>
          </table:table-cell>
          <table:table-cell office:value-type="float" office:value="0.366817803680897" calcext:value-type="float">
            <text:p>0.366817803680897</text:p>
          </table:table-cell>
          <table:table-cell office:value-type="float" office:value="0.677541962331195" calcext:value-type="float">
            <text:p>0.6775419623311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64869322627783" calcext:value-type="float">
            <text:p>0.364869322627783</text:p>
          </table:table-cell>
          <table:table-cell office:value-type="float" office:value="0.679752608290935" calcext:value-type="float">
            <text:p>0.679752608290935</text:p>
          </table:table-cell>
          <table:table-cell office:value-type="float" office:value="0.360919457674027" calcext:value-type="float">
            <text:p>0.360919457674027</text:p>
          </table:table-cell>
          <table:table-cell office:value-type="float" office:value="0.68311983775579" calcext:value-type="float">
            <text:p>0.68311983775579</text:p>
          </table:table-cell>
          <table:table-cell office:value-type="float" office:value="0.365370907634497" calcext:value-type="float">
            <text:p>0.365370907634497</text:p>
          </table:table-cell>
          <table:table-cell office:value-type="float" office:value="0.677375477058564" calcext:value-type="float">
            <text:p>0.677375477058564</text:p>
          </table:table-cell>
          <table:table-cell office:value-type="float" office:value="0.364889656752348" calcext:value-type="float">
            <text:p>0.364889656752348</text:p>
          </table:table-cell>
          <table:table-cell office:value-type="float" office:value="0.678946922154271" calcext:value-type="float">
            <text:p>0.6789469221542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7893839105964" calcext:value-type="float">
            <text:p>0.357893839105964</text:p>
          </table:table-cell>
          <table:table-cell office:value-type="float" office:value="0.686264014210045" calcext:value-type="float">
            <text:p>0.686264014210045</text:p>
          </table:table-cell>
          <table:table-cell office:value-type="float" office:value="0.363004546612501" calcext:value-type="float">
            <text:p>0.363004546612501</text:p>
          </table:table-cell>
          <table:table-cell office:value-type="float" office:value="0.682341100471771" calcext:value-type="float">
            <text:p>0.682341100471771</text:p>
          </table:table-cell>
          <table:table-cell office:value-type="float" office:value="0.361402910202742" calcext:value-type="float">
            <text:p>0.361402910202742</text:p>
          </table:table-cell>
          <table:table-cell office:value-type="float" office:value="0.680587803563648" calcext:value-type="float">
            <text:p>0.680587803563648</text:p>
          </table:table-cell>
          <table:table-cell office:value-type="float" office:value="0.362415486574173" calcext:value-type="float">
            <text:p>0.362415486574173</text:p>
          </table:table-cell>
          <table:table-cell office:value-type="float" office:value="0.680971433700935" calcext:value-type="float">
            <text:p>0.6809714337009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53764456510544" calcext:value-type="float">
            <text:p>0.353764456510544</text:p>
          </table:table-cell>
          <table:table-cell office:value-type="float" office:value="0.689362152795899" calcext:value-type="float">
            <text:p>0.689362152795899</text:p>
          </table:table-cell>
          <table:table-cell office:value-type="float" office:value="0.357194401696324" calcext:value-type="float">
            <text:p>0.357194401696324</text:p>
          </table:table-cell>
          <table:table-cell office:value-type="float" office:value="0.687554535047268" calcext:value-type="float">
            <text:p>0.687554535047268</text:p>
          </table:table-cell>
          <table:table-cell office:value-type="float" office:value="0.356316053122282" calcext:value-type="float">
            <text:p>0.356316053122282</text:p>
          </table:table-cell>
          <table:table-cell office:value-type="float" office:value="0.685707897535538" calcext:value-type="float">
            <text:p>0.685707897535538</text:p>
          </table:table-cell>
          <table:table-cell office:value-type="float" office:value="0.359842642396688" calcext:value-type="float">
            <text:p>0.359842642396688</text:p>
          </table:table-cell>
          <table:table-cell office:value-type="float" office:value="0.683479791356122" calcext:value-type="float">
            <text:p>0.6834797913561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53134053200483" calcext:value-type="float">
            <text:p>0.353134053200483</text:p>
          </table:table-cell>
          <table:table-cell office:value-type="float" office:value="0.690620630292766" calcext:value-type="float">
            <text:p>0.690620630292766</text:p>
          </table:table-cell>
          <table:table-cell office:value-type="float" office:value="0.355849795415998" calcext:value-type="float">
            <text:p>0.355849795415998</text:p>
          </table:table-cell>
          <table:table-cell office:value-type="float" office:value="0.689424143615655" calcext:value-type="float">
            <text:p>0.689424143615655</text:p>
          </table:table-cell>
          <table:table-cell office:value-type="float" office:value="0.354621858894825" calcext:value-type="float">
            <text:p>0.354621858894825</text:p>
          </table:table-cell>
          <table:table-cell office:value-type="float" office:value="0.686781554556317" calcext:value-type="float">
            <text:p>0.686781554556317</text:p>
          </table:table-cell>
          <table:table-cell office:value-type="float" office:value="0.357291459292173" calcext:value-type="float">
            <text:p>0.357291459292173</text:p>
          </table:table-cell>
          <table:table-cell office:value-type="float" office:value="0.685414065987976" calcext:value-type="float">
            <text:p>0.6854140659879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55378048494458" calcext:value-type="float">
            <text:p>0.355378048494458</text:p>
          </table:table-cell>
          <table:table-cell office:value-type="float" office:value="0.688385407295727" calcext:value-type="float">
            <text:p>0.688385407295727</text:p>
          </table:table-cell>
          <table:table-cell office:value-type="float" office:value="0.355718613043427" calcext:value-type="float">
            <text:p>0.355718613043427</text:p>
          </table:table-cell>
          <table:table-cell office:value-type="float" office:value="0.68829608177429" calcext:value-type="float">
            <text:p>0.68829608177429</text:p>
          </table:table-cell>
          <table:table-cell office:value-type="float" office:value="0.355752804130316" calcext:value-type="float">
            <text:p>0.355752804130316</text:p>
          </table:table-cell>
          <table:table-cell office:value-type="float" office:value="0.686438815406279" calcext:value-type="float">
            <text:p>0.686438815406279</text:p>
          </table:table-cell>
          <table:table-cell office:value-type="float" office:value="0.358345403522253" calcext:value-type="float">
            <text:p>0.358345403522253</text:p>
          </table:table-cell>
          <table:table-cell office:value-type="float" office:value="0.684083849575657" calcext:value-type="float">
            <text:p>0.6840838495756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0113132223487" calcext:value-type="float">
            <text:p>0.350113132223487</text:p>
          </table:table-cell>
          <table:table-cell office:value-type="float" office:value="0.694274274036403" calcext:value-type="float">
            <text:p>0.694274274036403</text:p>
          </table:table-cell>
          <table:table-cell office:value-type="float" office:value="0.355706912279129" calcext:value-type="float">
            <text:p>0.355706912279129</text:p>
          </table:table-cell>
          <table:table-cell office:value-type="float" office:value="0.687677544589978" calcext:value-type="float">
            <text:p>0.687677544589978</text:p>
          </table:table-cell>
          <table:table-cell office:value-type="float" office:value="0.350678841397166" calcext:value-type="float">
            <text:p>0.350678841397166</text:p>
          </table:table-cell>
          <table:table-cell office:value-type="float" office:value="0.690851430822948" calcext:value-type="float">
            <text:p>0.690851430822948</text:p>
          </table:table-cell>
          <table:table-cell office:value-type="float" office:value="0.356240254640579" calcext:value-type="float">
            <text:p>0.356240254640579</text:p>
          </table:table-cell>
          <table:table-cell office:value-type="float" office:value="0.685690872893007" calcext:value-type="float">
            <text:p>0.6856908728930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50964233279228" calcext:value-type="float">
            <text:p>0.350964233279228</text:p>
          </table:table-cell>
          <table:table-cell office:value-type="float" office:value="0.692954012339986" calcext:value-type="float">
            <text:p>0.692954012339986</text:p>
          </table:table-cell>
          <table:table-cell office:value-type="float" office:value="0.355168164521456" calcext:value-type="float">
            <text:p>0.355168164521456</text:p>
          </table:table-cell>
          <table:table-cell office:value-type="float" office:value="0.689546223826345" calcext:value-type="float">
            <text:p>0.689546223826345</text:p>
          </table:table-cell>
          <table:table-cell office:value-type="float" office:value="0.34923470877111" calcext:value-type="float">
            <text:p>0.34923470877111</text:p>
          </table:table-cell>
          <table:table-cell office:value-type="float" office:value="0.691944521894957" calcext:value-type="float">
            <text:p>0.691944521894957</text:p>
          </table:table-cell>
          <table:table-cell office:value-type="float" office:value="0.356710316985846" calcext:value-type="float">
            <text:p>0.356710316985846</text:p>
          </table:table-cell>
          <table:table-cell office:value-type="float" office:value="0.685980819739209" calcext:value-type="float">
            <text:p>0.6859808197392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47146467491984" calcext:value-type="float">
            <text:p>0.347146467491984</text:p>
          </table:table-cell>
          <table:table-cell office:value-type="float" office:value="0.695220749939732" calcext:value-type="float">
            <text:p>0.695220749939732</text:p>
          </table:table-cell>
          <table:table-cell office:value-type="float" office:value="0.353839590400457" calcext:value-type="float">
            <text:p>0.353839590400457</text:p>
          </table:table-cell>
          <table:table-cell office:value-type="float" office:value="0.69082005025784" calcext:value-type="float">
            <text:p>0.69082005025784</text:p>
          </table:table-cell>
          <table:table-cell office:value-type="float" office:value="0.350639102607966" calcext:value-type="float">
            <text:p>0.350639102607966</text:p>
          </table:table-cell>
          <table:table-cell office:value-type="float" office:value="0.689658068808058" calcext:value-type="float">
            <text:p>0.689658068808058</text:p>
          </table:table-cell>
          <table:table-cell office:value-type="float" office:value="0.351881038397551" calcext:value-type="float">
            <text:p>0.351881038397551</text:p>
          </table:table-cell>
          <table:table-cell office:value-type="float" office:value="0.689810146669994" calcext:value-type="float">
            <text:p>0.6898101466699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4606741666794" calcext:value-type="float">
            <text:p>0.354606741666794</text:p>
          </table:table-cell>
          <table:table-cell office:value-type="float" office:value="0.691795299977793" calcext:value-type="float">
            <text:p>0.691795299977793</text:p>
          </table:table-cell>
          <table:table-cell office:value-type="float" office:value="0.349406607449055" calcext:value-type="float">
            <text:p>0.349406607449055</text:p>
          </table:table-cell>
          <table:table-cell office:value-type="float" office:value="0.693217162220969" calcext:value-type="float">
            <text:p>0.693217162220969</text:p>
          </table:table-cell>
          <table:table-cell office:value-type="float" office:value="0.348637934029102" calcext:value-type="float">
            <text:p>0.348637934029102</text:p>
          </table:table-cell>
          <table:table-cell office:value-type="float" office:value="0.693727018986517" calcext:value-type="float">
            <text:p>0.693727018986517</text:p>
          </table:table-cell>
          <table:table-cell office:value-type="float" office:value="0.355761837214232" calcext:value-type="float">
            <text:p>0.355761837214232</text:p>
          </table:table-cell>
          <table:table-cell office:value-type="float" office:value="0.686940236856289" calcext:value-type="float">
            <text:p>0.6869402368562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52443170920014" calcext:value-type="float">
            <text:p>0.352443170920014</text:p>
          </table:table-cell>
          <table:table-cell office:value-type="float" office:value="0.691557922060249" calcext:value-type="float">
            <text:p>0.691557922060249</text:p>
          </table:table-cell>
          <table:table-cell office:value-type="float" office:value="0.349841431155801" calcext:value-type="float">
            <text:p>0.349841431155801</text:p>
          </table:table-cell>
          <table:table-cell office:value-type="float" office:value="0.693229780486049" calcext:value-type="float">
            <text:p>0.693229780486049</text:p>
          </table:table-cell>
          <table:table-cell office:value-type="float" office:value="0.349814660102129" calcext:value-type="float">
            <text:p>0.349814660102129</text:p>
          </table:table-cell>
          <table:table-cell office:value-type="float" office:value="0.690568510779234" calcext:value-type="float">
            <text:p>0.690568510779234</text:p>
          </table:table-cell>
          <table:table-cell office:value-type="float" office:value="0.350325374305248" calcext:value-type="float">
            <text:p>0.350325374305248</text:p>
          </table:table-cell>
          <table:table-cell office:value-type="float" office:value="0.691595809993641" calcext:value-type="float">
            <text:p>0.6915958099936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57178927958012" calcext:value-type="float">
            <text:p>0.357178927958012</text:p>
          </table:table-cell>
          <table:table-cell office:value-type="float" office:value="0.687402168018836" calcext:value-type="float">
            <text:p>0.687402168018836</text:p>
          </table:table-cell>
          <table:table-cell office:value-type="float" office:value="0.347756312787533" calcext:value-type="float">
            <text:p>0.347756312787533</text:p>
          </table:table-cell>
          <table:table-cell office:value-type="float" office:value="0.695145705348122" calcext:value-type="float">
            <text:p>0.695145705348122</text:p>
          </table:table-cell>
          <table:table-cell office:value-type="float" office:value="0.345339334756136" calcext:value-type="float">
            <text:p>0.345339334756136</text:p>
          </table:table-cell>
          <table:table-cell office:value-type="float" office:value="0.694643414596076" calcext:value-type="float">
            <text:p>0.694643414596076</text:p>
          </table:table-cell>
          <table:table-cell office:value-type="float" office:value="0.34950344003737" calcext:value-type="float">
            <text:p>0.34950344003737</text:p>
          </table:table-cell>
          <table:table-cell office:value-type="float" office:value="0.693018293388543" calcext:value-type="float">
            <text:p>0.6930182933885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51571437716484" calcext:value-type="float">
            <text:p>0.351571437716484</text:p>
          </table:table-cell>
          <table:table-cell office:value-type="float" office:value="0.693177809661542" calcext:value-type="float">
            <text:p>0.693177809661542</text:p>
          </table:table-cell>
          <table:table-cell office:value-type="float" office:value="0.350357747823" calcext:value-type="float">
            <text:p>0.350357747823</text:p>
          </table:table-cell>
          <table:table-cell office:value-type="float" office:value="0.69389007558627" calcext:value-type="float">
            <text:p>0.69389007558627</text:p>
          </table:table-cell>
          <table:table-cell office:value-type="float" office:value="0.347046611458063" calcext:value-type="float">
            <text:p>0.347046611458063</text:p>
          </table:table-cell>
          <table:table-cell office:value-type="float" office:value="0.693713020591173" calcext:value-type="float">
            <text:p>0.693713020591173</text:p>
          </table:table-cell>
          <table:table-cell office:value-type="float" office:value="0.352177650481463" calcext:value-type="float">
            <text:p>0.352177650481463</text:p>
          </table:table-cell>
          <table:table-cell office:value-type="float" office:value="0.690373098595711" calcext:value-type="float">
            <text:p>0.690373098595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1T08:44:58.553000000</dc:date>
    <meta:editing-duration>PT26M33S</meta:editing-duration>
    <meta:editing-cycles>3</meta:editing-cycles>
    <meta:generator>LibreOffice/24.2.5.2$Windows_X86_64 LibreOffice_project/bffef4ea93e59bebbeaf7f431bb02b1a39ee8a59</meta:generator>
    <meta:document-statistic meta:table-count="1" meta:cell-count="27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4" chart:max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0.6" chart:maximum="0.7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895cm" svg:height="11.191cm" xlink:href=".." xlink:type="simple" chart:class="chart:scatter" chart:style-name="ch1">
        <chart:title svg:x="2.858cm" svg:y="0.359cm" chart:style-name="ch2">
          <text:p>Model performance with and without 1x1 layer and encoder/decoder</text:p>
        </chart:title>
        <chart:legend chart:legend-position="end" svg:x="15.842cm" svg:y="3.529cm" style:legend-expansion="high" chart:style-name="ch3"/>
        <chart:plot-area chart:style-name="ch4" table:cell-range-address="loss_log.A1:loss_log.I31" chart:data-source-has-labels="row" svg:x="0.566cm" svg:y="1.072cm" svg:width="14.19cm" svg:height="9.186cm">
          <chart:coordinate-region svg:x="1.516cm" svg:y="1.274cm" svg:width="12.289cm" svg:height="8.331cm"/>
          <chart:axis chart:dimension="x" chart:name="primary-x" chart:style-name="ch5">
            <chart:title svg:x="6.482cm" svg:y="10.481cm" chart:style-name="ch6">
              <text:p>Training epochs</text:p>
            </chart:title>
          </chart:axis>
          <chart:axis chart:dimension="y" chart:name="primary-y" chart:style-name="ch7">
            <chart:title svg:x="0cm" svg:y="7.638cm" chart:style-name="ch8">
              <text:p>Loss metric (smaller better)</text:p>
            </chart:title>
            <chart:grid chart:style-name="ch9" chart:class="major"/>
          </chart:axis>
          <chart:axis chart:dimension="y" chart:name="secondary-y" chart:style-name="ch10">
            <chart:title svg:x="15.153cm" svg:y="7.394cm" chart:style-name="ch8">
              <text:p>R2 score (bigger better)</text:p>
            </chart:title>
          </chart:axis>
          <chart:series chart:attached-axis="primary-y" chart:style-name="ch11" chart:values-cell-range-address="loss_log.B2:loss_log.B31" chart:label-cell-address="loss_log.B1:loss_log.B1" chart:class="chart:scatter">
            <chart:domain table:cell-range-address="loss_log.A2:loss_log.A31"/>
            <chart:data-point chart:repeated="30"/>
          </chart:series>
          <chart:series chart:attached-axis="secondary-y" chart:style-name="ch12" chart:values-cell-range-address="loss_log.C2:loss_log.C31" chart:label-cell-address="loss_log.C1:loss_log.C1" chart:class="chart:scatter">
            <chart:data-point chart:repeated="30"/>
          </chart:series>
          <chart:series chart:attached-axis="primary-y" chart:style-name="ch13" chart:values-cell-range-address="loss_log.D2:loss_log.D31" chart:label-cell-address="loss_log.D1:loss_log.D1" chart:class="chart:scatter">
            <chart:data-point chart:repeated="30"/>
          </chart:series>
          <chart:series chart:attached-axis="secondary-y" chart:style-name="ch14" chart:values-cell-range-address="loss_log.E2:loss_log.E31" chart:label-cell-address="loss_log.E1:loss_log.E1" chart:class="chart:scatter">
            <chart:data-point chart:repeated="30"/>
          </chart:series>
          <chart:series chart:attached-axis="primary-y" chart:style-name="ch15" chart:values-cell-range-address="loss_log.F2:loss_log.F31" chart:label-cell-address="loss_log.F1:loss_log.F1" chart:class="chart:scatter">
            <chart:data-point chart:repeated="30"/>
          </chart:series>
          <chart:series chart:attached-axis="secondary-y" chart:style-name="ch16" chart:values-cell-range-address="loss_log.G2:loss_log.G31" chart:label-cell-address="loss_log.G1:loss_log.G1" chart:class="chart:scatter">
            <chart:data-point chart:repeated="30"/>
          </chart:series>
          <chart:series chart:attached-axis="primary-y" chart:style-name="ch17" chart:values-cell-range-address="loss_log.H2:loss_log.H31" chart:label-cell-address="loss_log.H1:loss_log.H1" chart:class="chart:scatter">
            <chart:data-point chart:repeated="30"/>
          </chart:series>
          <chart:series chart:attached-axis="secondary-y" chart:style-name="ch18" chart:values-cell-range-address="loss_log.I2:loss_log.I31" chart:label-cell-address="loss_log.I1:loss_log.I1" chart:class="chart:scatter">
            <chart:data-point chart:repeated="3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x1 and E/D loss</text:p>
                <draw:g>
                  <svg:desc>loss_log.B1:loss_log.B1</svg:desc>
                </draw:g>
              </table:table-cell>
              <table:table-cell office:value-type="string">
                <text:p>1x1 and E/D R2</text:p>
                <draw:g>
                  <svg:desc>loss_log.C1:loss_log.C1</svg:desc>
                </draw:g>
              </table:table-cell>
              <table:table-cell office:value-type="string">
                <text:p>E/D only loss</text:p>
                <draw:g>
                  <svg:desc>loss_log.D1:loss_log.D1</svg:desc>
                </draw:g>
              </table:table-cell>
              <table:table-cell office:value-type="string">
                <text:p>E/D only R2</text:p>
                <draw:g>
                  <svg:desc>loss_log.E1:loss_log.E1</svg:desc>
                </draw:g>
              </table:table-cell>
              <table:table-cell office:value-type="string">
                <text:p>1x1 only loss</text:p>
                <draw:g>
                  <svg:desc>loss_log.F1:loss_log.F1</svg:desc>
                </draw:g>
              </table:table-cell>
              <table:table-cell office:value-type="string">
                <text:p>1x1 only R2</text:p>
                <draw:g>
                  <svg:desc>loss_log.G1:loss_log.G1</svg:desc>
                </draw:g>
              </table:table-cell>
              <table:table-cell office:value-type="string">
                <text:p>neither loss</text:p>
                <draw:g>
                  <svg:desc>loss_log.H1:loss_log.H1</svg:desc>
                </draw:g>
              </table:table-cell>
              <table:table-cell office:value-type="string">
                <text:p>neither R2</text:p>
                <draw:g>
                  <svg:desc>loss_log.I1:loss_log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oss_log.A2:loss_log.A31</svg:desc>
                </draw:g>
              </table:table-cell>
              <table:table-cell office:value-type="float" office:value="0.62059348449111">
                <text:p>0.62059348449111</text:p>
                <draw:g>
                  <svg:desc>loss_log.B2:loss_log.B31</svg:desc>
                </draw:g>
              </table:table-cell>
              <table:table-cell office:value-type="float" office:value="0.478270878916143">
                <text:p>0.478270878916143</text:p>
                <draw:g>
                  <svg:desc>loss_log.C2:loss_log.C31</svg:desc>
                </draw:g>
              </table:table-cell>
              <table:table-cell office:value-type="float" office:value="0.600371503084898">
                <text:p>0.600371503084898</text:p>
                <draw:g>
                  <svg:desc>loss_log.D2:loss_log.D31</svg:desc>
                </draw:g>
              </table:table-cell>
              <table:table-cell office:value-type="float" office:value="0.491953777514621">
                <text:p>0.491953777514621</text:p>
                <draw:g>
                  <svg:desc>loss_log.E2:loss_log.E31</svg:desc>
                </draw:g>
              </table:table-cell>
              <table:table-cell office:value-type="float" office:value="0.604375687986612">
                <text:p>0.604375687986612</text:p>
                <draw:g>
                  <svg:desc>loss_log.F2:loss_log.F31</svg:desc>
                </draw:g>
              </table:table-cell>
              <table:table-cell office:value-type="float" office:value="0.489866989282156">
                <text:p>0.489866989282156</text:p>
                <draw:g>
                  <svg:desc>loss_log.G2:loss_log.G31</svg:desc>
                </draw:g>
              </table:table-cell>
              <table:table-cell office:value-type="float" office:value="0.600657054036856">
                <text:p>0.600657054036856</text:p>
                <draw:g>
                  <svg:desc>loss_log.H2:loss_log.H31</svg:desc>
                </draw:g>
              </table:table-cell>
              <table:table-cell office:value-type="float" office:value="0.492008397012323">
                <text:p>0.492008397012323</text:p>
                <draw:g>
                  <svg:desc>loss_log.I2:loss_log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78160533308983">
                <text:p>0.578160533308983</text:p>
              </table:table-cell>
              <table:table-cell office:value-type="float" office:value="0.507988529720289">
                <text:p>0.507988529720289</text:p>
              </table:table-cell>
              <table:table-cell office:value-type="float" office:value="0.531066089868546">
                <text:p>0.531066089868546</text:p>
              </table:table-cell>
              <table:table-cell office:value-type="float" office:value="0.543921178908993">
                <text:p>0.543921178908993</text:p>
              </table:table-cell>
              <table:table-cell office:value-type="float" office:value="0.554875987023115">
                <text:p>0.554875987023115</text:p>
              </table:table-cell>
              <table:table-cell office:value-type="float" office:value="0.527163686468955">
                <text:p>0.527163686468955</text:p>
              </table:table-cell>
              <table:table-cell office:value-type="float" office:value="0.533529603481293">
                <text:p>0.533529603481293</text:p>
              </table:table-cell>
              <table:table-cell office:value-type="float" office:value="0.542982305716412">
                <text:p>0.542982305716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25597637891769">
                <text:p>0.525597637891769</text:p>
              </table:table-cell>
              <table:table-cell office:value-type="float" office:value="0.548861627304759">
                <text:p>0.548861627304759</text:p>
              </table:table-cell>
              <table:table-cell office:value-type="float" office:value="0.485012718290091">
                <text:p>0.485012718290091</text:p>
              </table:table-cell>
              <table:table-cell office:value-type="float" office:value="0.580823335031972">
                <text:p>0.580823335031972</text:p>
              </table:table-cell>
              <table:table-cell office:value-type="float" office:value="0.495170515030623">
                <text:p>0.495170515030623</text:p>
              </table:table-cell>
              <table:table-cell office:value-type="float" office:value="0.572654637616128">
                <text:p>0.572654637616128</text:p>
              </table:table-cell>
              <table:table-cell office:value-type="float" office:value="0.483888931572437">
                <text:p>0.483888931572437</text:p>
              </table:table-cell>
              <table:table-cell office:value-type="float" office:value="0.582426502330583">
                <text:p>0.582426502330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8988221287727">
                <text:p>0.478988221287727</text:p>
              </table:table-cell>
              <table:table-cell office:value-type="float" office:value="0.585847569921718">
                <text:p>0.585847569921718</text:p>
              </table:table-cell>
              <table:table-cell office:value-type="float" office:value="0.456031310558319">
                <text:p>0.456031310558319</text:p>
              </table:table-cell>
              <table:table-cell office:value-type="float" office:value="0.604620267302422">
                <text:p>0.604620267302422</text:p>
              </table:table-cell>
              <table:table-cell office:value-type="float" office:value="0.464838156104088">
                <text:p>0.464838156104088</text:p>
              </table:table-cell>
              <table:table-cell office:value-type="float" office:value="0.596512482362571">
                <text:p>0.596512482362571</text:p>
              </table:table-cell>
              <table:table-cell office:value-type="float" office:value="0.453697265684605">
                <text:p>0.453697265684605</text:p>
              </table:table-cell>
              <table:table-cell office:value-type="float" office:value="0.606913030482334">
                <text:p>0.606913030482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51940087974072">
                <text:p>0.451940087974072</text:p>
              </table:table-cell>
              <table:table-cell office:value-type="float" office:value="0.60810123740852">
                <text:p>0.60810123740852</text:p>
              </table:table-cell>
              <table:table-cell office:value-type="float" office:value="0.441517913341522">
                <text:p>0.441517913341522</text:p>
              </table:table-cell>
              <table:table-cell office:value-type="float" office:value="0.616664314283588">
                <text:p>0.616664314283588</text:p>
              </table:table-cell>
              <table:table-cell office:value-type="float" office:value="0.441634324193001">
                <text:p>0.441634324193001</text:p>
              </table:table-cell>
              <table:table-cell office:value-type="float" office:value="0.616026746322445">
                <text:p>0.616026746322445</text:p>
              </table:table-cell>
              <table:table-cell office:value-type="float" office:value="0.438935621082783">
                <text:p>0.438935621082783</text:p>
              </table:table-cell>
              <table:table-cell office:value-type="float" office:value="0.618534212800132">
                <text:p>0.618534212800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36285282671452">
                <text:p>0.436285282671452</text:p>
              </table:table-cell>
              <table:table-cell office:value-type="float" office:value="0.620877949693542">
                <text:p>0.620877949693542</text:p>
              </table:table-cell>
              <table:table-cell office:value-type="float" office:value="0.428711263090372">
                <text:p>0.428711263090372</text:p>
              </table:table-cell>
              <table:table-cell office:value-type="float" office:value="0.626666495364528">
                <text:p>0.626666495364528</text:p>
              </table:table-cell>
              <table:table-cell office:value-type="float" office:value="0.42308149561286">
                <text:p>0.42308149561286</text:p>
              </table:table-cell>
              <table:table-cell office:value-type="float" office:value="0.631006032913117">
                <text:p>0.631006032913117</text:p>
              </table:table-cell>
              <table:table-cell office:value-type="float" office:value="0.429136920720339">
                <text:p>0.429136920720339</text:p>
              </table:table-cell>
              <table:table-cell office:value-type="float" office:value="0.626151471550668">
                <text:p>0.626151471550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22953009605408">
                <text:p>0.422953009605408</text:p>
              </table:table-cell>
              <table:table-cell office:value-type="float" office:value="0.630451372627384">
                <text:p>0.630451372627384</text:p>
              </table:table-cell>
              <table:table-cell office:value-type="float" office:value="0.418064790964127">
                <text:p>0.418064790964127</text:p>
              </table:table-cell>
              <table:table-cell office:value-type="float" office:value="0.634508974463651">
                <text:p>0.634508974463651</text:p>
              </table:table-cell>
              <table:table-cell office:value-type="float" office:value="0.410481216013432">
                <text:p>0.410481216013432</text:p>
              </table:table-cell>
              <table:table-cell office:value-type="float" office:value="0.641179658486489">
                <text:p>0.641179658486489</text:p>
              </table:table-cell>
              <table:table-cell office:value-type="float" office:value="0.41985879316926">
                <text:p>0.41985879316926</text:p>
              </table:table-cell>
              <table:table-cell office:value-type="float" office:value="0.633269784789634">
                <text:p>0.633269784789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09417232871056">
                <text:p>0.409417232871056</text:p>
              </table:table-cell>
              <table:table-cell office:value-type="float" office:value="0.641633172285558">
                <text:p>0.641633172285558</text:p>
              </table:table-cell>
              <table:table-cell office:value-type="float" office:value="0.409729670733213">
                <text:p>0.409729670733213</text:p>
              </table:table-cell>
              <table:table-cell office:value-type="float" office:value="0.641045671289705">
                <text:p>0.641045671289705</text:p>
              </table:table-cell>
              <table:table-cell office:value-type="float" office:value="0.405207829922438">
                <text:p>0.405207829922438</text:p>
              </table:table-cell>
              <table:table-cell office:value-type="float" office:value="0.645202221765692">
                <text:p>0.645202221765692</text:p>
              </table:table-cell>
              <table:table-cell office:value-type="float" office:value="0.411411207914352">
                <text:p>0.411411207914352</text:p>
              </table:table-cell>
              <table:table-cell office:value-type="float" office:value="0.640237766700454">
                <text:p>0.640237766700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00508558005095">
                <text:p>0.400508558005095</text:p>
              </table:table-cell>
              <table:table-cell office:value-type="float" office:value="0.648780617376226">
                <text:p>0.648780617376226</text:p>
              </table:table-cell>
              <table:table-cell office:value-type="float" office:value="0.399945460259914">
                <text:p>0.399945460259914</text:p>
              </table:table-cell>
              <table:table-cell office:value-type="float" office:value="0.649148555658498">
                <text:p>0.649148555658498</text:p>
              </table:table-cell>
              <table:table-cell office:value-type="float" office:value="0.396528703719378">
                <text:p>0.396528703719378</text:p>
              </table:table-cell>
              <table:table-cell office:value-type="float" office:value="0.652493231366815">
                <text:p>0.652493231366815</text:p>
              </table:table-cell>
              <table:table-cell office:value-type="float" office:value="0.403153961151838">
                <text:p>0.403153961151838</text:p>
              </table:table-cell>
              <table:table-cell office:value-type="float" office:value="0.646913746587313">
                <text:p>0.646913746587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91109132766724">
                <text:p>0.391109132766724</text:p>
              </table:table-cell>
              <table:table-cell office:value-type="float" office:value="0.656816749911092">
                <text:p>0.656816749911092</text:p>
              </table:table-cell>
              <table:table-cell office:value-type="float" office:value="0.396371429413557">
                <text:p>0.396371429413557</text:p>
              </table:table-cell>
              <table:table-cell office:value-type="float" office:value="0.652294001331747">
                <text:p>0.652294001331747</text:p>
              </table:table-cell>
              <table:table-cell office:value-type="float" office:value="0.392331051081419">
                <text:p>0.392331051081419</text:p>
              </table:table-cell>
              <table:table-cell office:value-type="float" office:value="0.655661716103222">
                <text:p>0.655661716103222</text:p>
              </table:table-cell>
              <table:table-cell office:value-type="float" office:value="0.396133270859718">
                <text:p>0.396133270859718</text:p>
              </table:table-cell>
              <table:table-cell office:value-type="float" office:value="0.652962941072313">
                <text:p>0.652962941072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85875377058983">
                <text:p>0.385875377058983</text:p>
              </table:table-cell>
              <table:table-cell office:value-type="float" office:value="0.661292447319732">
                <text:p>0.661292447319732</text:p>
              </table:table-cell>
              <table:table-cell office:value-type="float" office:value="0.388784145563841">
                <text:p>0.388784145563841</text:p>
              </table:table-cell>
              <table:table-cell office:value-type="float" office:value="0.658839614462368">
                <text:p>0.658839614462368</text:p>
              </table:table-cell>
              <table:table-cell office:value-type="float" office:value="0.38569078296423">
                <text:p>0.38569078296423</text:p>
              </table:table-cell>
              <table:table-cell office:value-type="float" office:value="0.661455184010229">
                <text:p>0.661455184010229</text:p>
              </table:table-cell>
              <table:table-cell office:value-type="float" office:value="0.393584616482258">
                <text:p>0.393584616482258</text:p>
              </table:table-cell>
              <table:table-cell office:value-type="float" office:value="0.654781548671153">
                <text:p>0.654781548671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80474579334259">
                <text:p>0.380474579334259</text:p>
              </table:table-cell>
              <table:table-cell office:value-type="float" office:value="0.665755511756836">
                <text:p>0.665755511756836</text:p>
              </table:table-cell>
              <table:table-cell office:value-type="float" office:value="0.383835846930742">
                <text:p>0.383835846930742</text:p>
              </table:table-cell>
              <table:table-cell office:value-type="float" office:value="0.662875027620521">
                <text:p>0.662875027620521</text:p>
              </table:table-cell>
              <table:table-cell office:value-type="float" office:value="0.382473501563072">
                <text:p>0.382473501563072</text:p>
              </table:table-cell>
              <table:table-cell office:value-type="float" office:value="0.664275484023027">
                <text:p>0.664275484023027</text:p>
              </table:table-cell>
              <table:table-cell office:value-type="float" office:value="0.386620108783245">
                <text:p>0.386620108783245</text:p>
              </table:table-cell>
              <table:table-cell office:value-type="float" office:value="0.660558098247902">
                <text:p>0.660558098247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75301904976368">
                <text:p>0.375301904976368</text:p>
              </table:table-cell>
              <table:table-cell office:value-type="float" office:value="0.670572515972976">
                <text:p>0.670572515972976</text:p>
              </table:table-cell>
              <table:table-cell office:value-type="float" office:value="0.383051975816488">
                <text:p>0.383051975816488</text:p>
              </table:table-cell>
              <table:table-cell office:value-type="float" office:value="0.66411595508362">
                <text:p>0.66411595508362</text:p>
              </table:table-cell>
              <table:table-cell office:value-type="float" office:value="0.379729801416397">
                <text:p>0.379729801416397</text:p>
              </table:table-cell>
              <table:table-cell office:value-type="float" office:value="0.666482476087304">
                <text:p>0.666482476087304</text:p>
              </table:table-cell>
              <table:table-cell office:value-type="float" office:value="0.381479735672474">
                <text:p>0.381479735672474</text:p>
              </table:table-cell>
              <table:table-cell office:value-type="float" office:value="0.665006752430178">
                <text:p>0.665006752430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72328803688288">
                <text:p>0.372328803688288</text:p>
              </table:table-cell>
              <table:table-cell office:value-type="float" office:value="0.673091668954216">
                <text:p>0.673091668954216</text:p>
              </table:table-cell>
              <table:table-cell office:value-type="float" office:value="0.37940676882863">
                <text:p>0.37940676882863</text:p>
              </table:table-cell>
              <table:table-cell office:value-type="float" office:value="0.667377485311948">
                <text:p>0.667377485311948</text:p>
              </table:table-cell>
              <table:table-cell office:value-type="float" office:value="0.373289749771357">
                <text:p>0.373289749771357</text:p>
              </table:table-cell>
              <table:table-cell office:value-type="float" office:value="0.67179340049355">
                <text:p>0.67179340049355</text:p>
              </table:table-cell>
              <table:table-cell office:value-type="float" office:value="0.378430733829737">
                <text:p>0.378430733829737</text:p>
              </table:table-cell>
              <table:table-cell office:value-type="float" office:value="0.668155479419096">
                <text:p>0.668155479419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71216657012701">
                <text:p>0.371216657012701</text:p>
              </table:table-cell>
              <table:table-cell office:value-type="float" office:value="0.674219965134328">
                <text:p>0.674219965134328</text:p>
              </table:table-cell>
              <table:table-cell office:value-type="float" office:value="0.377674020081759">
                <text:p>0.377674020081759</text:p>
              </table:table-cell>
              <table:table-cell office:value-type="float" office:value="0.668545037430322">
                <text:p>0.668545037430322</text:p>
              </table:table-cell>
              <table:table-cell office:value-type="float" office:value="0.371238060295582">
                <text:p>0.371238060295582</text:p>
              </table:table-cell>
              <table:table-cell office:value-type="float" office:value="0.673250287383039">
                <text:p>0.673250287383039</text:p>
              </table:table-cell>
              <table:table-cell office:value-type="float" office:value="0.373842589557171">
                <text:p>0.373842589557171</text:p>
              </table:table-cell>
              <table:table-cell office:value-type="float" office:value="0.67190228350919">
                <text:p>0.67190228350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66411797702312">
                <text:p>0.366411797702312</text:p>
              </table:table-cell>
              <table:table-cell office:value-type="float" office:value="0.678587886644469">
                <text:p>0.678587886644469</text:p>
              </table:table-cell>
              <table:table-cell office:value-type="float" office:value="0.371284791082144">
                <text:p>0.371284791082144</text:p>
              </table:table-cell>
              <table:table-cell office:value-type="float" office:value="0.674972912576903">
                <text:p>0.674972912576903</text:p>
              </table:table-cell>
              <table:table-cell office:value-type="float" office:value="0.368731976300478">
                <text:p>0.368731976300478</text:p>
              </table:table-cell>
              <table:table-cell office:value-type="float" office:value="0.6756821161715">
                <text:p>0.6756821161715</text:p>
              </table:table-cell>
              <table:table-cell office:value-type="float" office:value="0.373192742466927">
                <text:p>0.373192742466927</text:p>
              </table:table-cell>
              <table:table-cell office:value-type="float" office:value="0.671914651767015">
                <text:p>0.671914651767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62911068275571">
                <text:p>0.362911068275571</text:p>
              </table:table-cell>
              <table:table-cell office:value-type="float" office:value="0.681840556093575">
                <text:p>0.681840556093575</text:p>
              </table:table-cell>
              <table:table-cell office:value-type="float" office:value="0.365561792254448">
                <text:p>0.365561792254448</text:p>
              </table:table-cell>
              <table:table-cell office:value-type="float" office:value="0.678863568564603">
                <text:p>0.678863568564603</text:p>
              </table:table-cell>
              <table:table-cell office:value-type="float" office:value="0.366741426289082">
                <text:p>0.366741426289082</text:p>
              </table:table-cell>
              <table:table-cell office:value-type="float" office:value="0.676967969265267">
                <text:p>0.676967969265267</text:p>
              </table:table-cell>
              <table:table-cell office:value-type="float" office:value="0.369437216222286">
                <text:p>0.369437216222286</text:p>
              </table:table-cell>
              <table:table-cell office:value-type="float" office:value="0.675612255405075">
                <text:p>0.675612255405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68459863960743">
                <text:p>0.368459863960743</text:p>
              </table:table-cell>
              <table:table-cell office:value-type="float" office:value="0.676580831364211">
                <text:p>0.676580831364211</text:p>
              </table:table-cell>
              <table:table-cell office:value-type="float" office:value="0.366035757213831">
                <text:p>0.366035757213831</text:p>
              </table:table-cell>
              <table:table-cell office:value-type="float" office:value="0.679250070277049">
                <text:p>0.679250070277049</text:p>
              </table:table-cell>
              <table:table-cell office:value-type="float" office:value="0.364122787117958">
                <text:p>0.364122787117958</text:p>
              </table:table-cell>
              <table:table-cell office:value-type="float" office:value="0.678674848847803">
                <text:p>0.678674848847803</text:p>
              </table:table-cell>
              <table:table-cell office:value-type="float" office:value="0.366817803680897">
                <text:p>0.366817803680897</text:p>
              </table:table-cell>
              <table:table-cell office:value-type="float" office:value="0.677541962331195">
                <text:p>0.677541962331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64869322627783">
                <text:p>0.364869322627783</text:p>
              </table:table-cell>
              <table:table-cell office:value-type="float" office:value="0.679752608290935">
                <text:p>0.679752608290935</text:p>
              </table:table-cell>
              <table:table-cell office:value-type="float" office:value="0.360919457674027">
                <text:p>0.360919457674027</text:p>
              </table:table-cell>
              <table:table-cell office:value-type="float" office:value="0.68311983775579">
                <text:p>0.68311983775579</text:p>
              </table:table-cell>
              <table:table-cell office:value-type="float" office:value="0.365370907634497">
                <text:p>0.365370907634497</text:p>
              </table:table-cell>
              <table:table-cell office:value-type="float" office:value="0.677375477058564">
                <text:p>0.677375477058564</text:p>
              </table:table-cell>
              <table:table-cell office:value-type="float" office:value="0.364889656752348">
                <text:p>0.364889656752348</text:p>
              </table:table-cell>
              <table:table-cell office:value-type="float" office:value="0.678946922154271">
                <text:p>0.6789469221542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57893839105964">
                <text:p>0.357893839105964</text:p>
              </table:table-cell>
              <table:table-cell office:value-type="float" office:value="0.686264014210045">
                <text:p>0.686264014210045</text:p>
              </table:table-cell>
              <table:table-cell office:value-type="float" office:value="0.363004546612501">
                <text:p>0.363004546612501</text:p>
              </table:table-cell>
              <table:table-cell office:value-type="float" office:value="0.682341100471771">
                <text:p>0.682341100471771</text:p>
              </table:table-cell>
              <table:table-cell office:value-type="float" office:value="0.361402910202742">
                <text:p>0.361402910202742</text:p>
              </table:table-cell>
              <table:table-cell office:value-type="float" office:value="0.680587803563648">
                <text:p>0.680587803563648</text:p>
              </table:table-cell>
              <table:table-cell office:value-type="float" office:value="0.362415486574173">
                <text:p>0.362415486574173</text:p>
              </table:table-cell>
              <table:table-cell office:value-type="float" office:value="0.680971433700935">
                <text:p>0.6809714337009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53764456510544">
                <text:p>0.353764456510544</text:p>
              </table:table-cell>
              <table:table-cell office:value-type="float" office:value="0.689362152795899">
                <text:p>0.689362152795899</text:p>
              </table:table-cell>
              <table:table-cell office:value-type="float" office:value="0.357194401696324">
                <text:p>0.357194401696324</text:p>
              </table:table-cell>
              <table:table-cell office:value-type="float" office:value="0.687554535047268">
                <text:p>0.687554535047268</text:p>
              </table:table-cell>
              <table:table-cell office:value-type="float" office:value="0.356316053122282">
                <text:p>0.356316053122282</text:p>
              </table:table-cell>
              <table:table-cell office:value-type="float" office:value="0.685707897535538">
                <text:p>0.685707897535538</text:p>
              </table:table-cell>
              <table:table-cell office:value-type="float" office:value="0.359842642396688">
                <text:p>0.359842642396688</text:p>
              </table:table-cell>
              <table:table-cell office:value-type="float" office:value="0.683479791356122">
                <text:p>0.683479791356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53134053200483">
                <text:p>0.353134053200483</text:p>
              </table:table-cell>
              <table:table-cell office:value-type="float" office:value="0.690620630292766">
                <text:p>0.690620630292766</text:p>
              </table:table-cell>
              <table:table-cell office:value-type="float" office:value="0.355849795415998">
                <text:p>0.355849795415998</text:p>
              </table:table-cell>
              <table:table-cell office:value-type="float" office:value="0.689424143615655">
                <text:p>0.689424143615655</text:p>
              </table:table-cell>
              <table:table-cell office:value-type="float" office:value="0.354621858894825">
                <text:p>0.354621858894825</text:p>
              </table:table-cell>
              <table:table-cell office:value-type="float" office:value="0.686781554556317">
                <text:p>0.686781554556317</text:p>
              </table:table-cell>
              <table:table-cell office:value-type="float" office:value="0.357291459292173">
                <text:p>0.357291459292173</text:p>
              </table:table-cell>
              <table:table-cell office:value-type="float" office:value="0.685414065987976">
                <text:p>0.6854140659879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55378048494458">
                <text:p>0.355378048494458</text:p>
              </table:table-cell>
              <table:table-cell office:value-type="float" office:value="0.688385407295727">
                <text:p>0.688385407295727</text:p>
              </table:table-cell>
              <table:table-cell office:value-type="float" office:value="0.355718613043427">
                <text:p>0.355718613043427</text:p>
              </table:table-cell>
              <table:table-cell office:value-type="float" office:value="0.68829608177429">
                <text:p>0.68829608177429</text:p>
              </table:table-cell>
              <table:table-cell office:value-type="float" office:value="0.355752804130316">
                <text:p>0.355752804130316</text:p>
              </table:table-cell>
              <table:table-cell office:value-type="float" office:value="0.686438815406279">
                <text:p>0.686438815406279</text:p>
              </table:table-cell>
              <table:table-cell office:value-type="float" office:value="0.358345403522253">
                <text:p>0.358345403522253</text:p>
              </table:table-cell>
              <table:table-cell office:value-type="float" office:value="0.684083849575657">
                <text:p>0.684083849575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50113132223487">
                <text:p>0.350113132223487</text:p>
              </table:table-cell>
              <table:table-cell office:value-type="float" office:value="0.694274274036403">
                <text:p>0.694274274036403</text:p>
              </table:table-cell>
              <table:table-cell office:value-type="float" office:value="0.355706912279129">
                <text:p>0.355706912279129</text:p>
              </table:table-cell>
              <table:table-cell office:value-type="float" office:value="0.687677544589978">
                <text:p>0.687677544589978</text:p>
              </table:table-cell>
              <table:table-cell office:value-type="float" office:value="0.350678841397166">
                <text:p>0.350678841397166</text:p>
              </table:table-cell>
              <table:table-cell office:value-type="float" office:value="0.690851430822948">
                <text:p>0.690851430822948</text:p>
              </table:table-cell>
              <table:table-cell office:value-type="float" office:value="0.356240254640579">
                <text:p>0.356240254640579</text:p>
              </table:table-cell>
              <table:table-cell office:value-type="float" office:value="0.685690872893007">
                <text:p>0.685690872893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50964233279228">
                <text:p>0.350964233279228</text:p>
              </table:table-cell>
              <table:table-cell office:value-type="float" office:value="0.692954012339986">
                <text:p>0.692954012339986</text:p>
              </table:table-cell>
              <table:table-cell office:value-type="float" office:value="0.355168164521456">
                <text:p>0.355168164521456</text:p>
              </table:table-cell>
              <table:table-cell office:value-type="float" office:value="0.689546223826345">
                <text:p>0.689546223826345</text:p>
              </table:table-cell>
              <table:table-cell office:value-type="float" office:value="0.34923470877111">
                <text:p>0.34923470877111</text:p>
              </table:table-cell>
              <table:table-cell office:value-type="float" office:value="0.691944521894957">
                <text:p>0.691944521894957</text:p>
              </table:table-cell>
              <table:table-cell office:value-type="float" office:value="0.356710316985846">
                <text:p>0.356710316985846</text:p>
              </table:table-cell>
              <table:table-cell office:value-type="float" office:value="0.685980819739209">
                <text:p>0.685980819739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47146467491984">
                <text:p>0.347146467491984</text:p>
              </table:table-cell>
              <table:table-cell office:value-type="float" office:value="0.695220749939732">
                <text:p>0.695220749939732</text:p>
              </table:table-cell>
              <table:table-cell office:value-type="float" office:value="0.353839590400457">
                <text:p>0.353839590400457</text:p>
              </table:table-cell>
              <table:table-cell office:value-type="float" office:value="0.69082005025784">
                <text:p>0.69082005025784</text:p>
              </table:table-cell>
              <table:table-cell office:value-type="float" office:value="0.350639102607966">
                <text:p>0.350639102607966</text:p>
              </table:table-cell>
              <table:table-cell office:value-type="float" office:value="0.689658068808058">
                <text:p>0.689658068808058</text:p>
              </table:table-cell>
              <table:table-cell office:value-type="float" office:value="0.351881038397551">
                <text:p>0.351881038397551</text:p>
              </table:table-cell>
              <table:table-cell office:value-type="float" office:value="0.689810146669994">
                <text:p>0.68981014666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54606741666794">
                <text:p>0.354606741666794</text:p>
              </table:table-cell>
              <table:table-cell office:value-type="float" office:value="0.691795299977793">
                <text:p>0.691795299977793</text:p>
              </table:table-cell>
              <table:table-cell office:value-type="float" office:value="0.349406607449055">
                <text:p>0.349406607449055</text:p>
              </table:table-cell>
              <table:table-cell office:value-type="float" office:value="0.693217162220969">
                <text:p>0.693217162220969</text:p>
              </table:table-cell>
              <table:table-cell office:value-type="float" office:value="0.348637934029102">
                <text:p>0.348637934029102</text:p>
              </table:table-cell>
              <table:table-cell office:value-type="float" office:value="0.693727018986517">
                <text:p>0.693727018986517</text:p>
              </table:table-cell>
              <table:table-cell office:value-type="float" office:value="0.355761837214232">
                <text:p>0.355761837214232</text:p>
              </table:table-cell>
              <table:table-cell office:value-type="float" office:value="0.686940236856289">
                <text:p>0.6869402368562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52443170920014">
                <text:p>0.352443170920014</text:p>
              </table:table-cell>
              <table:table-cell office:value-type="float" office:value="0.691557922060249">
                <text:p>0.691557922060249</text:p>
              </table:table-cell>
              <table:table-cell office:value-type="float" office:value="0.349841431155801">
                <text:p>0.349841431155801</text:p>
              </table:table-cell>
              <table:table-cell office:value-type="float" office:value="0.693229780486049">
                <text:p>0.693229780486049</text:p>
              </table:table-cell>
              <table:table-cell office:value-type="float" office:value="0.349814660102129">
                <text:p>0.349814660102129</text:p>
              </table:table-cell>
              <table:table-cell office:value-type="float" office:value="0.690568510779234">
                <text:p>0.690568510779234</text:p>
              </table:table-cell>
              <table:table-cell office:value-type="float" office:value="0.350325374305248">
                <text:p>0.350325374305248</text:p>
              </table:table-cell>
              <table:table-cell office:value-type="float" office:value="0.691595809993641">
                <text:p>0.691595809993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57178927958012">
                <text:p>0.357178927958012</text:p>
              </table:table-cell>
              <table:table-cell office:value-type="float" office:value="0.687402168018836">
                <text:p>0.687402168018836</text:p>
              </table:table-cell>
              <table:table-cell office:value-type="float" office:value="0.347756312787533">
                <text:p>0.347756312787533</text:p>
              </table:table-cell>
              <table:table-cell office:value-type="float" office:value="0.695145705348122">
                <text:p>0.695145705348122</text:p>
              </table:table-cell>
              <table:table-cell office:value-type="float" office:value="0.345339334756136">
                <text:p>0.345339334756136</text:p>
              </table:table-cell>
              <table:table-cell office:value-type="float" office:value="0.694643414596076">
                <text:p>0.694643414596076</text:p>
              </table:table-cell>
              <table:table-cell office:value-type="float" office:value="0.34950344003737">
                <text:p>0.34950344003737</text:p>
              </table:table-cell>
              <table:table-cell office:value-type="float" office:value="0.693018293388543">
                <text:p>0.693018293388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51571437716484">
                <text:p>0.351571437716484</text:p>
              </table:table-cell>
              <table:table-cell office:value-type="float" office:value="0.693177809661542">
                <text:p>0.693177809661542</text:p>
              </table:table-cell>
              <table:table-cell office:value-type="float" office:value="0.350357747823">
                <text:p>0.350357747823</text:p>
              </table:table-cell>
              <table:table-cell office:value-type="float" office:value="0.69389007558627">
                <text:p>0.69389007558627</text:p>
              </table:table-cell>
              <table:table-cell office:value-type="float" office:value="0.347046611458063">
                <text:p>0.347046611458063</text:p>
              </table:table-cell>
              <table:table-cell office:value-type="float" office:value="0.693713020591173">
                <text:p>0.693713020591173</text:p>
              </table:table-cell>
              <table:table-cell office:value-type="float" office:value="0.352177650481463">
                <text:p>0.352177650481463</text:p>
              </table:table-cell>
              <table:table-cell office:value-type="float" office:value="0.690373098595711">
                <text:p>0.690373098595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